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101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101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V3 - What Happened</text:p>
      <text:p text:style-name="P1">Shithive Maggots You Mean</text:p>
      <text:p text:style-name="P1">Til Then</text:p>
      <text:p text:style-name="P1">KV4 - Vaguely</text:p>
      <text:p text:style-name="P1">Impromputations</text:p>
      <text:p text:style-name="P1">I Did My Best To Clean Up The Blood Before You Woke Up</text:p>
      <text:p text:style-name="P1">Dont Worry I Dont Really Want To Find Out What Happens If I Do</text:p>
      <text:p text:style-name="P1">Any Other Orders</text:p>
      <text:p text:style-name="P1">Such As Those Which Might Pertain To These Alien Children</text:p>
      <text:p text:style-name="P1">How Are Those Orders</text:p>
      <text:p text:style-name="P1">They Are Not Irrelevant</text:p>
      <text:p text:style-name="P1">Its A Bit Complicated</text:p>
      <text:p text:style-name="P1">But I Believe You Should Give Them A Closer Look Before You Decide What To Do About Them If Anything</text:p>
      <text:p text:style-name="P1">Perhaps Then An Especially Leaderly Speech Will Be In Order</text:p>
      <text:p text:style-name="P1">KV5 - Hey Have You Ever Heard Of The Green Sun?</text:p>
      <text:p text:style-name="P1">I See</text:p>
      <text:p text:style-name="P1">Anything More Specific Than That</text:p>
      <text:p text:style-name="P1">_</text:p>
      <text:p text:style-name="P1">VS4 - Yes</text:p>
      <text:p text:style-name="P1">...</text:p>
      <text:p text:style-name="P1">What Do You Want</text:p>
      <text:p text:style-name="P1">Oh Sorry I Hadnt Really Noticed</text:p>
      <text:p text:style-name="P1">Do You Want Me To</text:p>
      <text:p text:style-name="P1">Whats There Really To Catch Up On</text:p>
      <text:p text:style-name="P1">Okay</text:p>
      <text:p text:style-name="P1">What</text:p>
      <text:p text:style-name="P1"><text:soft-page-break/>Did He Really Go For You</text:p>
      <text:p text:style-name="P1">Thats Not How I Remember It</text:p>
      <text:p text:style-name="P1">Could You Leave Me Alone</text:p>
      <text:p text:style-name="P1">I Said Leave</text:p>
      <text:p text:style-name="P1">_</text:p>
      <text:p text:style-name="P1">TP1 - What</text:p>
      <text:p text:style-name="P1">Is That What Im Doing</text:p>
      <text:p text:style-name="P1">Hmm</text:p>
      <text:p text:style-name="P1">I Guess I Find Her Sort Of</text:p>
      <text:p text:style-name="P1">Intoxicating</text:p>
      <text:p text:style-name="P1">Intoxicatingly Underwhelming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8" meta:word-count="184" meta:character-count="883"/>
    <meta:generator>OpenOffice/4.1.2$Win32 OpenOffice.org_project/412m3$Build-9782</meta:generator>
  </office:meta>
</office:document-meta>
</file>